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ic_2" table:style-name="ta1">
        <table:shapes>
          <draw:frame draw:z-index="0" draw:style-name="gr1" draw:text-style-name="P1" svg:width="15.999cm" svg:height="8.999cm" svg:x="11.335cm" svg:y="0.1cm">
            <draw:object draw:notify-on-update-of-ranges="static_2.D1:static_2.D6 static_2.E1:static_2.E6 static_2.F1:static_2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4.55148997306824" calcext:value-type="float">
            <text:p>4.55148997306824</text:p>
          </table:table-cell>
          <table:table-cell office:value-type="string" calcext:value-type="string">
            <text:p>Block 0</text:p>
          </table:table-cell>
          <table:table-cell table:formula="of:=AVERAGEIFS([.C1:.C6]; [.B1:.B6]; 0)" office:value-type="float" office:value="2.85833368450811" calcext:value-type="float">
            <text:p>2.85833368450811</text:p>
          </table:table-cell>
          <table:table-cell table:formula="of:=AVERAGEIFS([.C38:.C43]; [.B38:.B43]; 0)" office:value-type="float" office:value="5.881085673968" calcext:value-type="float">
            <text:p>5.8810856739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2.50328441562712" calcext:value-type="float">
            <text:p>2.50328441562712</text:p>
          </table:table-cell>
          <table:table-cell office:value-type="string" calcext:value-type="string">
            <text:p>Block 1</text:p>
          </table:table-cell>
          <table:table-cell table:formula="of:=AVERAGEIFS([.C7:.C12]; [.B7:.B12]; 1)" office:value-type="float" office:value="1.82915178934733" calcext:value-type="float">
            <text:p>1.82915178934733</text:p>
          </table:table-cell>
          <table:table-cell table:formula="of:=AVERAGEIFS([.C44:.C49]; [.B44:.B49]; 1)" office:value-type="float" office:value="3.22062695026398" calcext:value-type="float">
            <text:p>3.220626950263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2.86387467384338" calcext:value-type="float">
            <text:p>2.86387467384338</text:p>
          </table:table-cell>
          <table:table-cell office:value-type="string" calcext:value-type="string">
            <text:p>Block 2</text:p>
          </table:table-cell>
          <table:table-cell table:formula="of:=AVERAGEIFS([.C13:.C18]; [.B13:.B18]; 2)" office:value-type="float" office:value="1.91721920172373" calcext:value-type="float">
            <text:p>1.91721920172373</text:p>
          </table:table-cell>
          <table:table-cell table:formula="of:=AVERAGEIFS([.C50:.C55]; [.B50:.B55]; 2)" office:value-type="float" office:value="3.75941268603007" calcext:value-type="float">
            <text:p>3.75941268603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.15148997306824" calcext:value-type="float">
            <text:p>3.15148997306824</text:p>
          </table:table-cell>
          <table:table-cell office:value-type="string" calcext:value-type="string">
            <text:p>Block 3</text:p>
          </table:table-cell>
          <table:table-cell table:formula="of:=AVERAGEIFS([.C19:.C24]; [.B19:.B24]; 3)" office:value-type="float" office:value="2.16255684693654" calcext:value-type="float">
            <text:p>2.16255684693654</text:p>
          </table:table-cell>
          <table:table-cell table:formula="of:=AVERAGEIFS([.C56:.C61]; [.B56:.B61]; 3)" office:value-type="float" office:value="5.38471257686615" calcext:value-type="float">
            <text:p>5.384712576866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2.92006683349609" calcext:value-type="float">
            <text:p>2.92006683349609</text:p>
          </table:table-cell>
          <table:table-cell office:value-type="string" calcext:value-type="string">
            <text:p>Block 4</text:p>
          </table:table-cell>
          <table:table-cell table:formula="of:=AVERAGEIFS([.C25:.C30]; [.B25:.B30]; 4)" office:value-type="float" office:value="1.55987763404846" calcext:value-type="float">
            <text:p>1.55987763404846</text:p>
          </table:table-cell>
          <table:table-cell table:formula="of:=AVERAGEIFS([.C62:.C67]; [.B62:.B67]; 4)" office:value-type="float" office:value="6.02070768674215" calcext:value-type="float">
            <text:p>6.020707686742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.15979623794556" calcext:value-type="float">
            <text:p>1.15979623794556</text:p>
          </table:table-cell>
          <table:table-cell office:value-type="string" calcext:value-type="string">
            <text:p>Block 5</text:p>
          </table:table-cell>
          <table:table-cell table:formula="of:=AVERAGEIFS([.C31:.C36]; [.B31:.B36]; 5)" office:value-type="float" office:value="2.00919715563456" calcext:value-type="float">
            <text:p>2.00919715563456</text:p>
          </table:table-cell>
          <table:table-cell table:formula="of:=AVERAGEIFS([.C68:.C73]; [.B68:.B73]; 5)" office:value-type="float" office:value="2.34984274705251" calcext:value-type="float">
            <text:p>2.349842747052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.53552913665771" calcext:value-type="float">
            <text:p>1.535529136657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.51995968818665" calcext:value-type="float">
            <text:p>2.519959688186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68794298171997" calcext:value-type="float">
            <text:p>1.687942981719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.7518322467804" calcext:value-type="float">
            <text:p>1.75183224678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1.99181866645813" calcext:value-type="float">
            <text:p>1.991818666458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1.48782801628113" calcext:value-type="float">
            <text:p>1.487828016281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.831868171691895" calcext:value-type="float">
            <text:p>0.8318681716918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2.76786947250366" calcext:value-type="float">
            <text:p>2.767869472503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2.72747302055359" calcext:value-type="float">
            <text:p>2.727473020553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.71980667114258" calcext:value-type="float">
            <text:p>1.719806671142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1.89639925956726" calcext:value-type="float">
            <text:p>1.896399259567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.55989861488342" calcext:value-type="float">
            <text:p>1.559898614883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1.54382467269897" calcext:value-type="float">
            <text:p>1.543824672698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.4319224357605" calcext:value-type="float">
            <text:p>2.43192243576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.27196192741394" calcext:value-type="float">
            <text:p>2.271961927413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.5118772983551" calcext:value-type="float">
            <text:p>1.51187729835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2.75194883346558" calcext:value-type="float">
            <text:p>2.751948833465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2.46380591392517" calcext:value-type="float">
            <text:p>2.463805913925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1.38391733169556" calcext:value-type="float">
            <text:p>1.383917331695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1.27974367141724" calcext:value-type="float">
            <text:p>1.279743671417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.20787858963013" calcext:value-type="float">
            <text:p>2.207878589630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1.32788801193237" calcext:value-type="float">
            <text:p>1.327888011932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2.08797693252563" calcext:value-type="float">
            <text:p>2.087976932525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.07186126708984" calcext:value-type="float">
            <text:p>1.071861267089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.05582690238953" calcext:value-type="float">
            <text:p>1.055826902389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2.21588969230652" calcext:value-type="float">
            <text:p>2.215889692306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3.06395125389099" calcext:value-type="float">
            <text:p>3.063951253890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0.983904361724854" calcext:value-type="float">
            <text:p>0.9839043617248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2.53569030761719" calcext:value-type="float">
            <text:p>2.535690307617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.1999204158783" calcext:value-type="float">
            <text:p>2.199920415878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6.40320897102356" calcext:value-type="float">
            <text:p>6.40320897102356</text:p>
          </table:table-cell>
          <table:table-cell office:value-type="string" calcext:value-type="string">
            <text:p>Block 0</text:p>
          </table:table-cell>
          <table:table-cell table:formula="of:=AVERAGEIFS([.C38:.C43]; [.B38:.B43]; 0)" office:value-type="float" office:value="5.881085673968" calcext:value-type="float">
            <text:p>5.8810856739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.11087727546692" calcext:value-type="float">
            <text:p>1.11087727546692</text:p>
          </table:table-cell>
          <table:table-cell office:value-type="string" calcext:value-type="string">
            <text:p>Block 1</text:p>
          </table:table-cell>
          <table:table-cell table:formula="of:=AVERAGEIFS([.C44:.C49]; [.B44:.B49]; 1)" office:value-type="float" office:value="3.22062695026398" calcext:value-type="float">
            <text:p>3.220626950263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7.90320897102356" calcext:value-type="float">
            <text:p>7.90320897102356</text:p>
          </table:table-cell>
          <table:table-cell office:value-type="string" calcext:value-type="string">
            <text:p>Block 2</text:p>
          </table:table-cell>
          <table:table-cell table:formula="of:=AVERAGEIFS([.C50:.C55]; [.B50:.B55]; 2)" office:value-type="float" office:value="3.75941268603007" calcext:value-type="float">
            <text:p>3.75941268603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3.60698699951172" calcext:value-type="float">
            <text:p>3.60698699951172</text:p>
          </table:table-cell>
          <table:table-cell office:value-type="string" calcext:value-type="string">
            <text:p>Block 3</text:p>
          </table:table-cell>
          <table:table-cell table:formula="of:=AVERAGEIFS([.C56:.C61]; [.B56:.B61]; 3)" office:value-type="float" office:value="5.38471257686615" calcext:value-type="float">
            <text:p>5.384712576866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4.35909032821655" calcext:value-type="float">
            <text:p>4.35909032821655</text:p>
          </table:table-cell>
          <table:table-cell office:value-type="string" calcext:value-type="string">
            <text:p>Block 4</text:p>
          </table:table-cell>
          <table:table-cell table:formula="of:=AVERAGEIFS([.C62:.C67]; [.B62:.B67]; 4)" office:value-type="float" office:value="6.02070768674215" calcext:value-type="float">
            <text:p>6.02070768674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1.9031414985657" calcext:value-type="float">
            <text:p>11.9031414985657</text:p>
          </table:table-cell>
          <table:table-cell office:value-type="string" calcext:value-type="string">
            <text:p>Block 5</text:p>
          </table:table-cell>
          <table:table-cell table:formula="of:=AVERAGEIFS([.C68:.C73]; [.B68:.B73]; 5)" office:value-type="float" office:value="2.34984274705251" calcext:value-type="float">
            <text:p>2.34984274705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.83931064605713" calcext:value-type="float">
            <text:p>2.839310646057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.08748030662537" calcext:value-type="float">
            <text:p>1.087480306625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.15114760398865" calcext:value-type="float">
            <text:p>5.151147603988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1.15940713882446" calcext:value-type="float">
            <text:p>1.159407138824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7.32729887962341" calcext:value-type="float">
            <text:p>7.327298879623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.75911712646484" calcext:value-type="float">
            <text:p>1.759117126464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4.79162406921387" calcext:value-type="float">
            <text:p>4.791624069213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2.83119487762451" calcext:value-type="float">
            <text:p>2.831194877624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4.82351732254028" calcext:value-type="float">
            <text:p>4.823517322540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2.74330496788025" calcext:value-type="float">
            <text:p>2.743304967880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.18340587615967" calcext:value-type="float">
            <text:p>1.183405876159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6.18342900276184" calcext:value-type="float">
            <text:p>6.183429002761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.39947748184204" calcext:value-type="float">
            <text:p>1.399477481842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11.015426158905" calcext:value-type="float">
            <text:p>11.0154261589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.65509366989136" calcext:value-type="float">
            <text:p>2.655093669891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4.18337345123291" calcext:value-type="float">
            <text:p>4.183373451232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11.7514047622681" calcext:value-type="float">
            <text:p>11.75140476226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1.3034999370575" calcext:value-type="float">
            <text:p>1.30349993705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2.56736660003662" calcext:value-type="float">
            <text:p>2.567366600036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12.4954125881195" calcext:value-type="float">
            <text:p>12.49541258811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15.5274662971497" calcext:value-type="float">
            <text:p>15.52746629714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.95146226882935" calcext:value-type="float">
            <text:p>1.951462268829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1.58329916000366" calcext:value-type="float">
            <text:p>1.583299160003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1.99923920631409" calcext:value-type="float">
            <text:p>1.999239206314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2.09523010253906" calcext:value-type="float">
            <text:p>2.095230102539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.24709105491638" calcext:value-type="float">
            <text:p>1.247091054916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4.05533480644226" calcext:value-type="float">
            <text:p>4.055334806442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.25510621070862" calcext:value-type="float">
            <text:p>1.255106210708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3.87136125564575" calcext:value-type="float">
            <text:p>3.871361255645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.57493305206299" calcext:value-type="float">
            <text:p>1.57493305206299</text:p>
          </table:table-cell>
          <table:table-cell table:number-columns-repeated="102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8T15:46:35.350871726</dc:date>
    <meta:editing-duration>PT34M29S</meta:editing-duration>
    <meta:editing-cycles>10</meta:editing-cycles>
    <meta:generator>LibreOffice/7.3.7.2$Linux_X86_64 LibreOffice_project/30$Build-2</meta:generator>
    <meta:document-statistic meta:table-count="1" meta:cell-count="2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71cm" svg:y="0.316cm" chart:style-name="ch2">
          <text:p>Static vs Dynamic Keyboard Layout</text:p>
        </chart:title>
        <chart:legend chart:legend-position="end" svg:x="13.36cm" svg:y="3.952cm" style:legend-expansion="high" chart:style-name="ch3"/>
        <chart:plot-area chart:style-name="ch4" table:cell-range-address="static_2.D1:static_2.F6" chart:data-source-has-labels="both" svg:x="1.331cm" svg:y="1.275cm" svg:width="11.709cm" svg:height="6.564cm">
          <chart:coordinate-region svg:x="1.913cm" svg:y="1.474cm" svg:width="10.544cm" svg:height="5.718cm"/>
          <chart:axis chart:dimension="x" chart:name="primary-x" chart:style-name="ch5" chartooo:axis-type="auto">
            <chartooo:date-scale/>
            <chart:title svg:x="6.109cm" svg:y="8.019cm" chart:style-name="ch6">
              <text:p>Block Number</text:p>
            </chart:title>
            <chart:categories table:cell-range-address="static_2.D1:static_2.D6"/>
          </chart:axis>
          <chart:axis chart:dimension="y" chart:name="primary-y" chart:style-name="ch5">
            <chart:title svg:x="0.451cm" svg:y="5.911cm" chart:style-name="ch7">
              <text:p>Selection Time (s)</text:p>
            </chart:title>
            <chart:grid chart:style-name="ch8" chart:class="major"/>
          </chart:axis>
          <chart:series chart:style-name="ch9" chart:values-cell-range-address="static_2.E1:static_2.E6" loext:label-string="static" chart:class="chart:line">
            <chart:data-point chart:repeated="6"/>
          </chart:series>
          <chart:series chart:style-name="ch10" chart:values-cell-range-address="static_2.F1:static_2.F6" loext:label-string="dynamic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</table:table-cell>
              <table:table-cell office:value-type="string">
                <text:p>dynamic</text:p>
              </table:table-cell>
            </table:table-row>
          </table:table-header-rows>
          <table:table-rows>
            <table:table-row>
              <table:table-cell office:value-type="string">
                <text:p>Block 0</text:p>
                <draw:g>
                  <svg:desc>static_2.D1:static_2.D6</svg:desc>
                </draw:g>
              </table:table-cell>
              <table:table-cell office:value-type="float" office:value="2.85833368450811">
                <text:p>2.85833368450811</text:p>
                <draw:g>
                  <svg:desc>static_2.E1:static_2.E6</svg:desc>
                </draw:g>
              </table:table-cell>
              <table:table-cell office:value-type="float" office:value="5.881085673968">
                <text:p>5.881085673968</text:p>
                <draw:g>
                  <svg:desc>static_2.F1:static_2.F6</svg:desc>
                </draw:g>
              </table:table-cell>
            </table:table-row>
            <table:table-row>
              <table:table-cell office:value-type="string">
                <text:p>Block 1</text:p>
              </table:table-cell>
              <table:table-cell office:value-type="float" office:value="1.82915178934733">
                <text:p>1.82915178934733</text:p>
              </table:table-cell>
              <table:table-cell office:value-type="float" office:value="3.22062695026398">
                <text:p>3.22062695026398</text:p>
              </table:table-cell>
            </table:table-row>
            <table:table-row>
              <table:table-cell office:value-type="string">
                <text:p>Block 2</text:p>
              </table:table-cell>
              <table:table-cell office:value-type="float" office:value="1.91721920172373">
                <text:p>1.91721920172373</text:p>
              </table:table-cell>
              <table:table-cell office:value-type="float" office:value="3.75941268603007">
                <text:p>3.75941268603007</text:p>
              </table:table-cell>
            </table:table-row>
            <table:table-row>
              <table:table-cell office:value-type="string">
                <text:p>Block 3</text:p>
              </table:table-cell>
              <table:table-cell office:value-type="float" office:value="2.16255684693654">
                <text:p>2.16255684693654</text:p>
              </table:table-cell>
              <table:table-cell office:value-type="float" office:value="5.38471257686615">
                <text:p>5.38471257686615</text:p>
              </table:table-cell>
            </table:table-row>
            <table:table-row>
              <table:table-cell office:value-type="string">
                <text:p>Block 4</text:p>
              </table:table-cell>
              <table:table-cell office:value-type="float" office:value="1.55987763404846">
                <text:p>1.55987763404846</text:p>
              </table:table-cell>
              <table:table-cell office:value-type="float" office:value="6.02070768674215">
                <text:p>6.02070768674215</text:p>
              </table:table-cell>
            </table:table-row>
            <table:table-row>
              <table:table-cell office:value-type="string">
                <text:p>Block 5</text:p>
              </table:table-cell>
              <table:table-cell office:value-type="float" office:value="2.00919715563456">
                <text:p>2.00919715563456</text:p>
              </table:table-cell>
              <table:table-cell office:value-type="float" office:value="2.34984274705251">
                <text:p>2.34984274705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